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85E84868A8836E1C.png" manifest:media-type="image/png"/>
  <manifest:file-entry manifest:full-path="Pictures/10000338000052C9000052C94E0C124B9A1E0337.svg" manifest:media-type="image/svg+xml"/>
  <manifest:file-entry manifest:full-path="Pictures/100000010000020000000200E879D26B5B2C765E.png" manifest:media-type="image/png"/>
  <manifest:file-entry manifest:full-path="Pictures/100000010000020000000200362E0E943C8E1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10.06cm" fo:min-width="9.81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3.005cm" fo:min-width="3.018cm"/>
    </style:style>
    <style:style style:name="gr4" style:family="graphic" style:parent-style-name="standard">
      <style:graphic-properties draw:stroke="none" draw:fill-color="#fea100" draw:textarea-horizontal-align="justify" draw:textarea-vertical-align="middle" draw:auto-grow-height="false" fo:min-height="2.317cm" fo:min-width="1.7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585cm" fo:min-width="1.499cm"/>
    </style:style>
    <style:style style:name="gr7" style:family="graphic" style:parent-style-name="standard">
      <style:graphic-properties draw:stroke="none" draw:fill-color="#fea100" draw:textarea-horizontal-align="justify" draw:textarea-vertical-align="middle" draw:auto-grow-height="false" fo:min-height="0.424cm" fo:min-width="0.174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705cm" fo:min-width="0.343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959cm" fo:min-width="0.174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593cm" fo:min-width="0.043cm"/>
    </style:style>
    <style:style style:name="gr1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9.638cm" fo:min-width="9.388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/>
    </style:style>
    <style:style style:name="gr12" style:family="graphic" style:parent-style-name="Object_20_with_20_no_20_fill_20_and_20_no_20_line">
      <style:graphic-properties svg:stroke-color="#000000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6.366cm"/>
    </style:style>
    <style:style style:name="gr14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5.394cm"/>
    </style:style>
    <style:style style:name="gr15" style:family="graphic" style:parent-style-name="standard">
      <style:graphic-properties draw:stroke="none" draw:fill-color="#fea100" draw:textarea-horizontal-align="justify" draw:textarea-vertical-align="middle" draw:auto-grow-height="false" fo:min-height="3.361cm" fo:min-width="6.236cm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677cm" svg:height="11.677cm" svg:x="4.199cm" svg:y="8.252cm">
          <draw:image xlink:href="Pictures/100000010000020000000200362E0E943C8E102E.png" xlink:type="simple" xlink:show="embed" xlink:actuate="onLoad" draw:mime-type="image/png">
            <text:p/>
          </draw:image>
        </draw:fram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10.479cm 19.708cm)">
          <draw:image xlink:href="Pictures/100000010000020000000200E879D26B5B2C765E.png" xlink:type="simple" xlink:show="embed" xlink:actuate="onLoad" draw:mime-type="image/png">
            <text:p/>
          </draw:image>
        </draw:frame>
        <draw:custom-shape draw:style-name="gr6" draw:text-style-name="P3" draw:layer="layout" svg:width="2.825cm" svg:height="2.593cm" svg:x="12.521cm" svg:y="1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13.442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91cm" svg:height="1.349cm" svg:x="13.282cm" svg:y="1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952cm" svg:height="3.123cm" svg:x="13.309cm" svg:y="1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7cm" svg:height="1.191cm" svg:x="13.5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E879D26B5B2C765E.png" xlink:type="simple" xlink:show="embed" xlink:actuate="onLoad" draw:mime-type="image/png">
            <text:p/>
          </draw:image>
        </draw:frame>
        <draw:frame draw:style-name="gr12" draw:text-style-name="P4" draw:layer="layout" svg:width="12.834cm" svg:height="12.834cm" svg:x="4.302cm" svg:y="8.724cm">
          <draw:image xlink:href="Pictures/10000338000052C9000052C94E0C124B9A1E0337.svg" xlink:type="simple" xlink:show="embed" xlink:actuate="onLoad" draw:mime-type="image/svg+xml">
            <text:p/>
          </draw:image>
          <draw:image xlink:href="Pictures/10000001000002C3000002C385E84868A8836E1C.png" xlink:type="simple" xlink:show="embed" xlink:actuate="onLoad" draw:mime-type="image/png"/>
        </draw:frame>
      </draw:page>
      <draw:page draw:name="page3" draw:style-name="dp1" draw:master-page-name="Default">
        <draw:custom-shape draw:style-name="gr13" draw:text-style-name="P1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E879D26B5B2C765E.png" xlink:type="simple" xlink:show="embed" xlink:actuate="onLoad" draw:mime-type="image/png">
            <text:p/>
          </draw:image>
        </draw:frame>
        <draw:frame draw:style-name="gr12" draw:text-style-name="P4" draw:layer="layout" svg:width="12.834cm" svg:height="12.834cm" svg:x="4.302cm" svg:y="8.724cm">
          <draw:image xlink:href="Pictures/10000338000052C9000052C94E0C124B9A1E0337.svg" xlink:type="simple" xlink:show="embed" xlink:actuate="onLoad" draw:mime-type="image/svg+xml">
            <text:p/>
          </draw:image>
          <draw:image xlink:href="Pictures/10000001000002C3000002C385E84868A8836E1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3-12-23T11:21:25.988147822</dc:date>
    <meta:editing-duration>PT55M54S</meta:editing-duration>
    <meta:editing-cycles>10</meta:editing-cycles>
    <meta:generator>LibreOffice/7.5.9.2$Linux_X86_64 LibreOffice_project/50$Build-2</meta:generator>
    <meta:document-statistic meta:object-count="20"/>
  </office:meta>
</office:document-meta>
</file>